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SAXParser.setSaxParserFactoryName( String saxParser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initSaxParse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tdCommentEat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isDropDtd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isStopOnRecoverabl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upXMLRead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tdCommentEat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SAXParser.error( final SAXParseException s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SAXParser.parse( InputSource in , ContentHandler 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SAXParser.isStopOn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mmentEat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mmentEat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parse( final InputSource in , final ContentHandler contentHandler , final LexicalHandler lexical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tdCommentEat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fatalError( final SAXParseException s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tdCommentEat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CommentEater.DtdCommentEater( LexicalHandler nex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StopOnWarning( boolean stopOnWar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mmentEater.comment( char ch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pSAXParser.warning( final SAXParseException s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SAXParser.setStopOnRecoverableError( boolean stopOnRecoverable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DropDtdComments( boolean dropDtd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isNs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getSaxParser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AXParser.setNsPrefixes( boolean nsPrefi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